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fo:font-weight="bold" style:font-weight-asian="bold" style:font-weight-complex="bold" fo:font-size="14pt" style:font-size-asian="14pt" style:font-size-complex="14pt"/>
    </style:style>
    <style:style style:name="P3" style:parent-style-name="Standard" style:family="paragraph">
      <style:paragraph-properties fo:line-height="150%"/>
    </style:style>
    <style:style style:name="T4" style:parent-style-name="Absatz-Standardschriftart" style:family="text">
      <style:text-properties style:font-name="Arial" style:font-name-complex="Arial" fo:color="#FF0000"/>
    </style:style>
    <style:style style:name="T5" style:parent-style-name="Absatz-Standardschriftart" style:family="text">
      <style:text-properties style:font-name="Arial" style:font-name-complex="Arial" fo:color="#FF0000"/>
    </style:style>
    <style:style style:name="T6" style:parent-style-name="Absatz-Standardschriftart" style:family="text">
      <style:text-properties style:font-name="Arial" style:font-name-complex="Arial"/>
    </style:style>
    <style:style style:name="T7" style:parent-style-name="Absatz-Standardschriftart" style:family="text">
      <style:text-properties style:font-name="Arial" style:font-name-complex="Arial" fo:background-color="#CE181E"/>
    </style:style>
    <style:style style:name="T8" style:parent-style-name="Absatz-Standardschriftart" style:family="text">
      <style:text-properties style:font-name="Arial" style:font-name-complex="Arial" fo:color="#000000" fo:background-color="#FFFF00"/>
    </style:style>
    <style:style style:name="T9" style:parent-style-name="Absatz-Standardschriftart" style:family="text">
      <style:text-properties style:font-name="Arial" style:font-name-complex="Arial" fo:background-color="#CE181E"/>
    </style:style>
    <style:style style:name="T10" style:parent-style-name="Absatz-Standardschriftart" style:family="text">
      <style:text-properties style:font-name="Arial" style:font-name-complex="Arial"/>
    </style:style>
    <style:style style:name="T11" style:parent-style-name="Absatz-Standardschriftart" style:family="text">
      <style:text-properties style:font-name="Arial" style:font-name-complex="Arial"/>
    </style:style>
    <style:style style:name="T12" style:parent-style-name="Absatz-Standardschriftart" style:family="text">
      <style:text-properties style:font-name="Arial" style:font-name-complex="Arial"/>
    </style:style>
    <style:style style:name="P13" style:parent-style-name="Standard" style:family="paragraph">
      <style:paragraph-properties fo:line-height="150%"/>
    </style:style>
    <style:style style:name="T14" style:parent-style-name="Absatz-Standardschriftart" style:family="text">
      <style:text-properties style:font-name="Arial" style:font-name-complex="Arial"/>
    </style:style>
    <style:style style:name="T15" style:parent-style-name="Absatz-Standardschriftart" style:family="text">
      <style:text-properties style:font-name="Arial" style:font-name-complex="Arial"/>
    </style:style>
    <style:style style:name="T16" style:parent-style-name="Absatz-Standardschriftart" style:family="text">
      <style:text-properties style:font-name="Arial" style:font-name-complex="Arial"/>
    </style:style>
    <style:style style:name="P17" style:parent-style-name="Standard" style:family="paragraph">
      <style:paragraph-properties fo:line-height="150%"/>
    </style:style>
    <style:style style:name="T18" style:parent-style-name="Absatz-Standardschriftart" style:family="text">
      <style:text-properties style:font-name="Arial" style:font-name-complex="Arial"/>
    </style:style>
    <style:style style:name="T19" style:parent-style-name="Absatz-Standardschriftart" style:family="text">
      <style:text-properties style:font-name="Arial" style:font-name-complex="Arial" fo:color="#FF0000"/>
    </style:style>
    <style:style style:name="T20" style:parent-style-name="Absatz-Standardschriftart" style:family="text">
      <style:text-properties style:font-name="Arial" style:font-name-complex="Arial" fo:color="#FF0000"/>
    </style:style>
    <style:style style:name="T21" style:parent-style-name="Absatz-Standardschriftart" style:family="text">
      <style:text-properties style:font-name="Arial" style:font-name-complex="Arial" fo:color="#FF0000"/>
    </style:style>
    <style:style style:name="T22" style:parent-style-name="Absatz-Standardschriftart" style:family="text">
      <style:text-properties style:font-name="Arial" style:font-name-complex="Arial" fo:color="#FF0000"/>
    </style:style>
    <style:style style:name="T23" style:parent-style-name="Absatz-Standardschriftart" style:family="text">
      <style:text-properties style:font-name="Arial" style:font-name-complex="Arial" fo:color="#FF0000"/>
    </style:style>
    <style:style style:name="P24" style:parent-style-name="Standard" style:family="paragraph">
      <style:paragraph-properties fo:line-height="150%"/>
    </style:style>
    <style:style style:name="T25" style:parent-style-name="Absatz-Standardschriftart" style:family="text">
      <style:text-properties style:font-name="Arial" style:font-name-complex="Arial"/>
    </style:style>
    <style:style style:name="T26" style:parent-style-name="Absatz-Standardschriftart" style:family="text">
      <style:text-properties style:font-name="Arial" style:font-name-complex="Arial"/>
    </style:style>
    <style:style style:name="P27" style:parent-style-name="Standard" style:family="paragraph">
      <style:paragraph-properties fo:line-height="150%"/>
    </style:style>
    <style:style style:name="T28" style:parent-style-name="Absatz-Standardschriftart" style:family="text">
      <style:text-properties style:font-name="Arial" style:font-name-complex="Arial" fo:color="#000000"/>
    </style:style>
    <style:style style:name="T29" style:parent-style-name="Absatz-Standardschriftart" style:family="text">
      <style:text-properties style:font-name="Arial" style:font-name-complex="Arial" fo:color="#000000"/>
    </style:style>
    <style:style style:name="T30" style:parent-style-name="Absatz-Standardschriftart" style:family="text">
      <style:text-properties style:font-name="Arial" style:font-name-complex="Arial"/>
    </style:style>
    <style:style style:name="T31" style:parent-style-name="Absatz-Standardschriftart" style:family="text">
      <style:text-properties style:font-name="Arial" style:font-name-complex="Arial"/>
    </style:style>
    <style:style style:name="P32" style:parent-style-name="Standard" style:family="paragraph">
      <style:paragraph-properties fo:line-height="150%"/>
    </style:style>
    <style:style style:name="P33" style:parent-style-name="Standard" style:family="paragraph">
      <style:text-properties style:font-name="Arial"/>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office:automatic-styles>
  <office:body>
    <office:text text:use-soft-page-breaks="true">
      <text:p text:style-name="P1"><text:span text:style-name="T2">Kommentar Zusammenfassung</text:span></text:p>
      <text:p text:style-name="P3"><text:span text:style-name="T4">Dass der Soldat am Weinen ist, könnte an seiner Kriegsverletzung am Arm liegen. Wenn man die Technik beachtet, mit welcher der Arm verbunden wurde, kann man von einem Armbruch ausgehen. Wir denken, dass der<text:s/></text:span><text:span text:style-name="T5">Soldat unter einem Kriegstrauma leidet, da er seine physische Verletzung kaum beachtet. Dies<text:s/></text:span><text:span text:style-name="T6">könnte entweder durch den Anblick seines Kameraden ausgelöst worden sein, welchem ein Verband über den<text:s/></text:span><text:span text:style-name="T7">halben</text:span><text:span text:style-name="T8">,</text:span><text:span text:style-name="T9"><text:s/>oberen</text:span><text:span text:style-name="T10"><text:s/>Kopf gewickelt wurde, oder daran, dass er wäh</text:span><text:span text:style-name="T11">rend dem Einsatz einen guten Kollegen verloren hat. Er kann im Vergleich zu seinem Kollegen je nach dem wieder in den Kampf ziehen, wenn es sich bei ihm nur um einen Bruch handelt. Wird bei ihm jedoch eine psychische Krankheit festgestellt, könnte dies auc</text:span><text:span text:style-name="T12">h das Ende seiner Karriere bedeuten. Es ist von Mensch zu Mensch unterschiedlich, wie man mit so einem Erlebnis umgeht.</text:span></text:p>
      <text:p text:style-name="P13"><text:span text:style-name="T14">Der Soldat, welcher bandagiert wurde, versucht seine Bandage hoch zu heben. Daraus lässt sich schliessen, dass er überprüfen will, ob se</text:span><text:span text:style-name="T15">ine Sehfähigkeiten durch die Verletzung beeinträchtigt wurde. Falls es sich um eine Erblindung handelt, ist dass nicht nur eine physische Verletzung, sondern könnte durchaus noch zu einer psychischen Erkrankung führen, wie zum Beispiel einer Depression, da</text:span><text:span text:style-name="T16"><text:s/>so etwas für den Soldaten eine enorme Lebensumstellung wäre. Dies ist eine typische Krankheit des Golfkriegssyndroms.</text:span></text:p>
      <text:p text:style-name="P17"><text:span text:style-name="T18">Was noch zu beachten ist, ist<text:s/></text:span><text:span text:style-name="T19">das sogenannte Kriegszittern, welches sich beim Soldaten bilden kann. Diese Krankheit bewirkt, dass man ke</text:span><text:span text:style-name="T20">ine Waffen halten kann, Angst vor verschiedenen Gegenständen hat oder auch dass man nicht mehr richtig stehen kann. Bekannt wurde diese Krankheit im ersten Weltkrieg. Jedoch trat diese auch bei verschiedensten Golfkriegsveteranen auf. Somit könnten beide S</text:span><text:span text:style-name="T21">oldaten an dieser Krankheit leiden.<text:s/></text:span><text:span text:style-name="T22">Oftmals hängt die Auswirkung der Krankheit damit zusammen, was die Soldaten im Krieg erlebt haben, in welchen Situationen sie standen und wie sie gegebenenfalls verletzt wurden. Laut Berichten aus dem ersten Weltkrieg wu</text:span><text:span text:style-name="T23">rden viele Soldaten bei einer Explosion ruckartig in ein Trauma hineingezogen. Der Einschlag einer Granate war oftmals der Auslöser der Krankheit. Dabei wurde der Soldat oftmals nicht einmal verletzt.</text:span></text:p>
      <text:p text:style-name="P24"><text:span text:style-name="T25">Erklärt wurde das Phänomen mit der Tatsache, dass bei<text:s/></text:span><text:span text:style-name="T26">einer solchen Explosion der Körper ruckartig Entscheidungen fällen muss. Da er aber weder angreifen noch fliehen konnte, sondern die Gefahr einfach ausharren musste, löste dies eine Art Trauma in den Köpfen der Beteiligten aus.</text:span></text:p>
      <text:p text:style-name="P27"><text:span text:style-name="T28">Der Soldat, welcher einen H</text:span><text:span text:style-name="T29">elm mit Kopfhörer und Mikrofon trägt</text:span><text:span text:style-name="T30"><text:s/>und somit wahrscheinlich mit dem Piloten in Verbindung steht, sieht nicht danach aus, als hätte er psychische oder physische Schäden abbekommen. Man kann an seinem ernsten Blick und Konzentration daraus schliessen, dass</text:span><text:span text:style-name="T31"><text:s/>dies nicht sein erster Einsatz ist und er somit schon einiges durchgemacht hat. Er ist wahrscheinlich verantwortlich dafür, verletzte Soldaten aus dem Gebiet abzuholen und in die Basis zurück zu bringen.</text:span></text:p>
      <text:p text:style-name="P32"/>
      <text:p text:style-name="P33"/>
      <text:p text:style-name="P34"/>
      <text:p text:style-name="P35"/>
      <text:p text:style-name="P36"/>
      <text:p text:style-name="P37"/>
      <text:p text:style-name="P38"/>
      <text:p text:style-name="P39"/>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E74B5" fo:font-size="16pt" style:font-size-asian="16pt" style:font-size-complex="16pt" fo:hyphenate="false"/>
    </style:style>
    <style:style style:name="Standard" style:display-name="Standard" style:family="paragraph">
      <style:paragraph-properties fo:widows="2" fo:orphans="2" fo:margin-bottom="0.1111in" fo:line-height="107%"/>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Arial"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KeinLeerraum" style:display-name="Kein Leerraum" style:family="paragraph">
      <style:paragraph-properties fo:widows="2" fo:orphans="2"/>
      <style:text-properties fo:hyphenate="false"/>
    </style:style>
    <style:style style:name="Überschrift1Zchn" style:display-name="Überschrift 1 Zchn" style:family="text" style:parent-style-name="Absatz-Standardschriftart">
      <style:text-properties style:font-name="Calibri Light" style:font-name-asian="F" style:font-name-complex="F" fo:color="#2E74B5" fo:font-size="16pt" style:font-size-asian="16pt" style:font-size-complex="16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aering Fabian, FD/ICT/FIS/FISU/LER</meta:initial-creator>
    <dc:creator>Marc Binggeli</dc:creator>
    <meta:creation-date>2018-11-17T12:01:00Z</meta:creation-date>
    <dc:date>2018-11-18T19:47:00Z</dc:date>
    <meta:template xlink:href="Normal.dotm" xlink:type="simple"/>
    <meta:editing-cycles>5</meta:editing-cycles>
    <meta:editing-duration>PT0S</meta:editing-duration>
    <meta:user-defined meta:name="AppVersion">16.0000</meta:user-defined>
    <meta:user-defined meta:name="Company">BKW Energie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5" meta:word-count="462" meta:character-count="2999" meta:row-count="21" meta:non-whitespace-character-count="2542"/>
  </office:meta>
</office:document-meta>
</file>